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Text_20_body">
      <style:text-properties officeooo:rsid="0000d239" officeooo:paragraph-rsid="0000d239"/>
    </style:style>
    <style:style style:name="P3" style:family="paragraph" style:parent-style-name="Text_20_body">
      <style:text-properties style:font-name="Liberation Sans" officeooo:rsid="0000d239" officeooo:paragraph-rsid="0002d46a"/>
    </style:style>
    <style:style style:name="P4" style:family="paragraph" style:parent-style-name="Text_20_body">
      <style:text-properties style:font-name="Liberation Sans" officeooo:rsid="00092e93" officeooo:paragraph-rsid="000c975c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tyle="italic" officeooo:rsid="0002d46a" officeooo:paragraph-rsid="0002d46a" style:font-style-asian="italic" style:font-style-complex="italic"/>
    </style:style>
    <style:style style:name="P6" style:family="paragraph" style:parent-style-name="Standard">
      <style:text-properties style:font-name="Liberation Sans" fo:font-style="italic" officeooo:rsid="0002d46a" officeooo:paragraph-rsid="0002d46a" style:font-style-asian="italic" style:font-style-complex="italic"/>
    </style:style>
    <style:style style:name="P7" style:family="paragraph" style:parent-style-name="Standard">
      <style:text-properties style:font-name="Liberation Sans" fo:font-style="italic" officeooo:rsid="0000d239" officeooo:paragraph-rsid="00019b0b" style:font-style-asian="italic" style:font-style-complex="italic"/>
    </style:style>
    <style:style style:name="P8" style:family="paragraph" style:parent-style-name="Standard">
      <style:text-properties style:font-name="Liberation Sans" officeooo:paragraph-rsid="0012635d"/>
    </style:style>
    <style:style style:name="P9" style:family="paragraph" style:parent-style-name="Heading_20_1">
      <style:text-properties style:font-name="Liberation Sans" fo:font-size="18.2000007629395pt" fo:font-weight="bold" officeooo:rsid="000c975c" officeooo:paragraph-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" style:family="paragraph" style:parent-style-name="Standard" style:list-style-name="L3">
      <style:text-properties style:font-name="Liberation Sans" officeooo:rsid="0000d239"/>
    </style:style>
    <style:style style:name="P11" style:family="paragraph" style:parent-style-name="Standard" style:list-style-name="L3">
      <style:text-properties style:font-name="Liberation Sans" officeooo:rsid="0000d239" officeooo:paragraph-rsid="00019b0b"/>
    </style:style>
    <style:style style:name="P12" style:family="paragraph" style:parent-style-name="Text_20_body" style:list-style-name="L1">
      <style:text-properties style:font-name="Liberation Sans" officeooo:rsid="0000d239" officeooo:paragraph-rsid="0000d239"/>
    </style:style>
    <style:style style:name="P13" style:family="paragraph" style:parent-style-name="Text_20_body" style:list-style-name="L2">
      <style:text-properties style:font-name="Liberation Sans" officeooo:rsid="0000d239" officeooo:paragraph-rsid="00019b0b"/>
    </style:style>
    <style:style style:name="P14" style:family="paragraph" style:parent-style-name="Text_20_body">
      <style:text-properties style:font-name="Liberation Sans" officeooo:rsid="0000d239" officeooo:paragraph-rsid="0000d239"/>
    </style:style>
    <style:style style:name="P15" style:family="paragraph" style:parent-style-name="Text_20_body" style:list-style-name="L1">
      <style:text-properties officeooo:rsid="0000d239" officeooo:paragraph-rsid="0000d239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19b0b"/>
    </style:style>
    <style:style style:name="T7" style:family="text">
      <style:text-properties style:font-name="Liberation Sans" fo:font-size="18.2000007629395pt" fo:font-weight="bold" officeooo:rsid="0008fc2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0a14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Liberation Sans" fo:font-size="18.2000007629395pt" style:text-underline-style="solid" style:text-underline-width="auto" style:text-underline-color="font-color" fo:font-weight="bold" officeooo:rsid="000a14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2d46a"/>
    </style:style>
    <style:style style:name="T13" style:family="text">
      <style:text-properties officeooo:rsid="0008fc2d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72dc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9b9d1" style:font-size-asian="10.5pt" style:font-weight-asian="normal" style:font-size-complex="12pt" style:font-weight-complex="normal"/>
    </style:style>
    <style:style style:name="T17" style:family="text">
      <style:text-properties officeooo:rsid="000a147e"/>
    </style:style>
    <style:style style:name="T18" style:family="text">
      <style:text-properties style:text-underline-style="solid" style:text-underline-width="auto" style:text-underline-color="font-color" officeooo:rsid="000d2253"/>
    </style:style>
    <style:style style:name="T19" style:family="text">
      <style:text-properties officeooo:rsid="000d2253"/>
    </style:style>
    <style:style style:name="T20" style:family="text">
      <style:text-properties officeooo:rsid="000eba24"/>
    </style:style>
    <style:style style:name="T21" style:family="text">
      <style:text-properties style:font-name-asian="Microsoft YaHei" style:font-name-complex="Mang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Bestudeer de</text:span><text:span text:style-name="T17"> video</text:span> van <text:span text:style-name="T8">de </text:span><text:span text:style-name="T10">volgende</text:span><text:span text:style-name="T8"> les</text:span><text:span text:style-name="T9"> geheel</text:span><text:span text:style-name="T8">:</text:span></text:h>
      <text:h text:style-name="Heading_20_2" text:outline-level="2">Maken van een programma-bestand en gebruik van if .. elif .. else</text:h>
      <text:p text:style-name="P4"><text:span text:style-name="T15">E</text:span><text:span text:style-name="T14">xperimenteer </text:span><text:span text:style-name="T16">zelfstandig </text:span><text:span text:style-name="T14">met de</text:span><text:span text:style-name="T16"> daarin behandelde</text:span><text:span text:style-name="T14"> voorbeeld</text:span><text:span text:style-name="T16">-programma’s. Een link naar de broncode daarvan staat onder de video. In de volgende les kun je hierover vragen stellen.</text:span></text:p>
      <text:h text:style-name="P9" text:outline-level="1"><text:span text:style-name="T19">Opgaven bij de </text:span><text:span text:style-name="T18">huidige</text:span><text:span text:style-name="T19"> les:</text:span></text:h>
      <text:p text:style-name="P8">In<text:span text:style-name="T20"> te l</text:span>everen uiterlijk 2 dagen v<text:span text:style-name="T21">óór </text:span>de volgende les.</text:p>
      <text:h text:style-name="Heading_20_2" text:outline-level="2"><text:span text:style-name="T7">N</text:span><text:span text:style-name="T13">iveau 1</text:span></text:h>
      <text:p text:style-name="P14">Welk datatype (int, float, string, bool, tuple, list, dict, set) gebruik je in de volgende gevallen voor opslag in RAM-geheugen en waarom:</text:p>
      <text:list xml:id="list1596701365" text:style-name="L1">
        <text:list-item>
          <text:p text:style-name="P12">Een aantal live video vergader windows, te selecteren door te klikken in een lijst met <text:s/>namen van de deelnemers aan de vergadering.</text:p>
        </text:list-item>
        <text:list-item>
          <text:p text:style-name="P12">Een blok van 20 x 30 getallen, die moeten kunnen worden aangepast.</text:p>
        </text:list-item>
        <text:list-item>
          <text:p text:style-name="P12">Een tabel waarin sin, cos en tan van alle hoeken van 0 tot 2 pi radialen staan, in stappen van 1/1000 radiaal.</text:p>
        </text:list-item>
        <text:list-item>
          <text:p text:style-name="P15"><text:span text:style-name="T5">Een blok van 1000000 x 1000000 getallen waa</text:span><text:span text:style-name="T6">r bijna alleen maar nullen in staan.</text:span></text:p>
        </text:list-item>
      </text:list>
      <text:h text:style-name="Heading_20_2" text:outline-level="2"><text:span text:style-name="T7">N</text:span><text:span text:style-name="T13">iveau 2</text:span></text:h>
      <text:p text:style-name="P3">Alles van niveau 1 en tevens:</text:p>
      <text:list xml:id="list523138695" text:style-name="L2">
        <text:list-item>
          <text:p text:style-name="P13">Hoe noteer je een tuple van maar 1 element.</text:p>
        </text:list-item>
        <text:list-item>
          <text:p text:style-name="P13">Hoe noteer je een dict en een set met 0 elementen</text:p>
        </text:list-item>
        <text:list-item>
          <text:p text:style-name="P13">Zoek uit hoe je doorsnede, vereniging en symmetric difference van twee sets berekent.</text:p>
        </text:list-item>
      </text:list>
      <text:h text:style-name="Heading_20_2" text:outline-level="2">Niveau 3</text:h>
      <text:p text:style-name="P3">Alles van niveau 2 en tevens:</text:p>
      <text:list xml:id="list1406024530" text:style-name="L3">
        <text:list-item>
          <text:p text:style-name="P10">Zoek uit wat tuple-, list-, dict- en set-comprehensions zijn en geef van van allevier twee voorbeelden.</text:p>
          <text:p text:style-name="P10"/>
        </text:list-item>
        <text:list-item>
          <text:p text:style-name="P11">Maak <text:span text:style-name="T12">met behulp van </text:span>een 10 x 10 x 10 list comprehension<text:span text:style-name="T12"> een variabele</text:span> <text:span text:style-name="T11">matrix</text:span>, waarvan elk element een tuple is dat z’n eigen coordinaten bevat. Dus <text:span text:style-name="T11">matrix [3][8][4] == (3, 8, 4)</text:span></text:p>
        </text:list-item>
      </text:list>
      <text:p text:style-name="P7"><text:soft-page-break/></text:p>
      <text:p text:style-name="P5">--//--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5-13T20:14:53.247442411</dc:date>
    <meta:editing-duration>PT29M43S</meta:editing-duration>
    <meta:editing-cycles>10</meta:editing-cycles>
    <meta:document-statistic meta:table-count="0" meta:image-count="0" meta:object-count="0" meta:page-count="2" meta:paragraph-count="22" meta:word-count="270" meta:character-count="1507" meta:non-whitespace-character-count="1268"/>
  </office:meta>
</office:document-meta>
</file>